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FCEDBC41B184635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06cm, 6.9cm, 32.585cm, 11.6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799cm" svg:height="11.759cm" svg:x="1.301cm" svg:y="0.201cm">
          <draw:image xlink:href="Pictures/1000000000000BD000000FC0FCEDBC41B184635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1T15:18:52.108623005</dc:date>
    <meta:editing-duration>PT2M58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